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51AEC6D66F.png"/>
  <manifest:file-entry manifest:media-type="image/png" manifest:full-path="Pictures/10000000000002EC000002525B8034AD.png"/>
  <manifest:file-entry manifest:media-type="image/png" manifest:full-path="Pictures/100000000000028A000001AB8D4669F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056cm" svg:y="0cm" svg:width="11.421cm" svg:height="7.043cm" draw:z-index="0"><draw:image xlink:href="Pictures/10000000000002EC000002525B8034AD.png" xlink:type="simple" xlink:show="embed" xlink:actuate="onLoad"/></draw:frame><draw:frame draw:style-name="fr1" draw:name="Графический объект2" text:anchor-type="paragraph" svg:x="0cm" svg:y="7.041cm" svg:width="10.836cm" svg:height="8.807cm" draw:z-index="1"><draw:image xlink:href="Pictures/100000000000032100000251AEC6D66F.png" xlink:type="simple" xlink:show="embed" xlink:actuate="onLoad"/></draw:frame><draw:frame draw:style-name="fr1" draw:name="Графический объект3" text:anchor-type="paragraph" svg:x="0.494cm" svg:y="17.17cm" svg:width="17.662cm" svg:height="8.518cm" draw:z-index="2"><draw:image xlink:href="Pictures/100000000000028A000001AB8D4669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76cm" fo:margin-bottom="2.007cm" fo:margin-left="0.829cm" fo:margin-right="1.0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zhik </meta:initial-creator>
    <meta:creation-date>2011-06-25T09:12:17</meta:creation-date>
    <meta:document-statistic meta:table-count="0" meta:image-count="3" meta:object-count="0" meta:page-count="1" meta:paragraph-count="0" meta:word-count="0" meta:character-count="0"/>
    <dc:date>2011-06-25T09:17:09</dc:date>
    <dc:creator>yozhik </dc:creator>
    <meta:editing-duration>PT00H04M53S</meta:editing-duration>
    <meta:editing-cycles>1</meta:editing-cycles>
    <meta:generator>OpenOffice.org/3.2$Linux OpenOffice.org_project/320m19$Build-9505</meta:generator>
  </office:meta>
</office:document-meta>
</file>